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Porównanie ASP / branch&amp;bound</text:p>
          </table:table-cell>
          <table:covered-table-cell table:number-columns-repeated="4"/>
          <table:table-cell table:number-columns-repeated="20"/>
        </table:table-row>
        <table:table-row table:style-name="ro1">
          <table:covered-table-cell table:style-name="ce1"/>
          <table:covered-table-cell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2">
            <text:p>Instancja</text:p>
          </table:table-cell>
          <table:table-cell table:style-name="ce1" office:value-type="string" calcext:value-type="string" table:number-columns-spanned="2" table:number-rows-spanned="1">
            <text:p>ASP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B&amp;B</text:p>
          </table:table-cell>
          <table:covered-table-cell table:style-name="ce2"/>
          <table:table-cell table:number-columns-repeated="20"/>
        </table:table-row>
        <table:table-row table:style-name="ro1">
          <table:covered-table-cell/>
          <table:table-cell table:style-name="ce2" office:value-type="string" calcext:value-type="string">
            <text:p>czas, s</text:p>
          </table:table-cell>
          <table:table-cell table:style-name="ce2" office:value-type="string" calcext:value-type="string">
            <text:p>jakość</text:p>
          </table:table-cell>
          <table:table-cell table:style-name="ce2" office:value-type="string" calcext:value-type="string">
            <text:p>czas, s</text:p>
          </table:table-cell>
          <table:table-cell table:style-name="ce2" office:value-type="string" calcext:value-type="string">
            <text:p>jakość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.94" calcext:value-type="float">
            <text:p>4,940</text:p>
          </table:table-cell>
          <table:table-cell office:value-type="float" office:value="282" calcext:value-type="float">
            <text:p>282</text:p>
          </table:table-cell>
          <table:table-cell office:value-type="float" office:value="160.02" calcext:value-type="float">
            <text:p>160,02</text:p>
          </table:table-cell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" calcext:value-type="float">
            <text:p>0,325</text:p>
          </table:table-cell>
          <table:table-cell office:value-type="float" office:value="249" calcext:value-type="float">
            <text:p>249</text:p>
          </table:table-cell>
          <table:table-cell office:value-type="float" office:value="3.268" calcext:value-type="float">
            <text:p>3,268</text:p>
          </table:table-cell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8" calcext:value-type="float">
            <text:p>1,518</text:p>
          </table:table-cell>
          <table:table-cell office:value-type="float" office:value="294" calcext:value-type="float">
            <text:p>294</text:p>
          </table:table-cell>
          <table:table-cell office:value-type="float" office:value="7.062" calcext:value-type="float">
            <text:p>7,062</text:p>
          </table:table-cell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29" calcext:value-type="float">
            <text:p>11,529</text:p>
          </table:table-cell>
          <table:table-cell office:value-type="float" office:value="415" calcext:value-type="float">
            <text:p>415</text:p>
          </table:table-cell>
          <table:table-cell office:value-type="float" office:value="36.849" calcext:value-type="float">
            <text:p>36,849</text:p>
          </table:table-cell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.41" calcext:value-type="float">
            <text:p>111,41</text:p>
          </table:table-cell>
          <table:table-cell office:value-type="float" office:value="440" calcext:value-type="float">
            <text:p>440</text:p>
          </table:table-cell>
          <table:table-cell office:value-type="float" office:value="4.291" calcext:value-type="float">
            <text:p>4,291</text:p>
          </table:table-cell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12" calcext:value-type="float">
            <text:p>2,212</text:p>
          </table:table-cell>
          <table:table-cell office:value-type="float" office:value="467" calcext:value-type="float">
            <text:p>467</text:p>
          </table:table-cell>
          <table:table-cell office:value-type="float" office:value="140.229" calcext:value-type="float">
            <text:p>140,229</text:p>
          </table:table-cell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" calcext:value-type="float">
            <text:p>0,415</text:p>
          </table:table-cell>
          <table:table-cell office:value-type="float" office:value="310" calcext:value-type="float">
            <text:p>310</text:p>
          </table:table-cell>
          <table:table-cell office:value-type="float" office:value="1031.515" calcext:value-type="float">
            <text:p>1031,515</text:p>
          </table:table-cell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2" calcext:value-type="float">
            <text:p>5,462</text:p>
          </table:table-cell>
          <table:table-cell office:value-type="float" office:value="352" calcext:value-type="float">
            <text:p>352</text:p>
          </table:table-cell>
          <table:table-cell office:value-type="float" office:value="61.199" calcext:value-type="float">
            <text:p>61,199</text:p>
          </table:table-cell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49" calcext:value-type="float">
            <text:p>2,049</text:p>
          </table:table-cell>
          <table:table-cell office:value-type="float" office:value="462" calcext:value-type="float">
            <text:p>462</text:p>
          </table:table-cell>
          <table:table-cell office:value-type="float" office:value="153.138" calcext:value-type="float">
            <text:p>153,138</text:p>
          </table:table-cell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,157</text:p>
          </table:table-cell>
          <table:table-cell office:value-type="float" office:value="314" calcext:value-type="float">
            <text:p>314</text:p>
          </table:table-cell>
          <table:table-cell office:value-type="float" office:value="14.346" calcext:value-type="float">
            <text:p>14,346</text:p>
          </table:table-cell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97" calcext:value-type="float">
            <text:p>1,797</text:p>
          </table:table-cell>
          <table:table-cell office:value-type="float" office:value="459" calcext:value-type="float">
            <text:p>459</text:p>
          </table:table-cell>
          <table:table-cell office:value-type="float" office:value="351.34" calcext:value-type="float">
            <text:p>351,34</text:p>
          </table:table-cell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9" calcext:value-type="float">
            <text:p>0,279</text:p>
          </table:table-cell>
          <table:table-cell office:value-type="float" office:value="303" calcext:value-type="float">
            <text:p>303</text:p>
          </table:table-cell>
          <table:table-cell office:value-type="float" office:value="162.804" calcext:value-type="float">
            <text:p>162,804</text:p>
          </table:table-cell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" calcext:value-type="float">
            <text:p>0,668</text:p>
          </table:table-cell>
          <table:table-cell office:value-type="float" office:value="361" calcext:value-type="float">
            <text:p>361</text:p>
          </table:table-cell>
          <table:table-cell office:value-type="float" office:value="51.994" calcext:value-type="float">
            <text:p>51,994</text:p>
          </table:table-cell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44" calcext:value-type="float">
            <text:p>6,444</text:p>
          </table:table-cell>
          <table:table-cell office:value-type="float" office:value="402" calcext:value-type="float">
            <text:p>402</text:p>
          </table:table-cell>
          <table:table-cell office:value-type="float" office:value="56.933" calcext:value-type="float">
            <text:p>56,933</text:p>
          </table:table-cell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unsat</text:p>
          </table:table-cell>
          <table:table-cell office:value-type="float" office:value="2.882" calcext:value-type="float">
            <text:p>2,882</text:p>
          </table:table-cell>
          <table:table-cell office:value-type="string" calcext:value-type="string">
            <text:p>unsat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,21</text:p>
          </table:table-cell>
          <table:table-cell office:value-type="float" office:value="309" calcext:value-type="float">
            <text:p>309</text:p>
          </table:table-cell>
          <table:table-cell office:value-type="float" office:value="33.967" calcext:value-type="float">
            <text:p>33,967</text:p>
          </table:table-cell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6" calcext:value-type="float">
            <text:p>0,126</text:p>
          </table:table-cell>
          <table:table-cell office:value-type="float" office:value="277" calcext:value-type="float">
            <text:p>277</text:p>
          </table:table-cell>
          <table:table-cell office:value-type="float" office:value="56.898" calcext:value-type="float">
            <text:p>56,898</text:p>
          </table:table-cell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8" calcext:value-type="float">
            <text:p>0,988</text:p>
          </table:table-cell>
          <table:table-cell office:value-type="float" office:value="410" calcext:value-type="float">
            <text:p>410</text:p>
          </table:table-cell>
          <table:table-cell office:value-type="float" office:value="34.971" calcext:value-type="float">
            <text:p>34,971</text:p>
          </table:table-cell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8" calcext:value-type="float">
            <text:p>0,498</text:p>
          </table:table-cell>
          <table:table-cell office:value-type="float" office:value="344" calcext:value-type="float">
            <text:p>344</text:p>
          </table:table-cell>
          <table:table-cell office:value-type="float" office:value="27.137" calcext:value-type="float">
            <text:p>27,137</text:p>
          </table:table-cell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7" calcext:value-type="float">
            <text:p>0,847</text:p>
          </table:table-cell>
          <table:table-cell office:value-type="float" office:value="349" calcext:value-type="float">
            <text:p>349</text:p>
          </table:table-cell>
          <table:table-cell office:value-type="float" office:value="139.872" calcext:value-type="float">
            <text:p>139,872</text:p>
          </table:table-cell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07" calcext:value-type="float">
            <text:p>3,207</text:p>
          </table:table-cell>
          <table:table-cell office:value-type="float" office:value="334" calcext:value-type="float">
            <text:p>334</text:p>
          </table:table-cell>
          <table:table-cell office:value-type="float" office:value="359.958" calcext:value-type="float">
            <text:p>359,958</text:p>
          </table:table-cell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  <table:table-cell office:value-type="float" office:value="316" calcext:value-type="float">
            <text:p>316</text:p>
          </table:table-cell>
          <table:table-cell office:value-type="float" office:value="0.55" calcext:value-type="float">
            <text:p>0,55</text:p>
          </table:table-cell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481" calcext:value-type="float">
            <text:p>6,481</text:p>
          </table:table-cell>
          <table:table-cell office:value-type="float" office:value="344" calcext:value-type="float">
            <text:p>344</text:p>
          </table:table-cell>
          <table:table-cell office:value-type="float" office:value="102.799" calcext:value-type="float">
            <text:p>102,799</text:p>
          </table:table-cell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07" calcext:value-type="float">
            <text:p>1,907</text:p>
          </table:table-cell>
          <table:table-cell office:value-type="float" office:value="448" calcext:value-type="float">
            <text:p>448</text:p>
          </table:table-cell>
          <table:table-cell office:value-type="float" office:value="200.489" calcext:value-type="float">
            <text:p>200,489</text:p>
          </table:table-cell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9" calcext:value-type="float">
            <text:p>0,219</text:p>
          </table:table-cell>
          <table:table-cell office:value-type="float" office:value="365" calcext:value-type="float">
            <text:p>365</text:p>
          </table:table-cell>
          <table:table-cell office:value-type="float" office:value="4.324" calcext:value-type="float">
            <text:p>4,324</text:p>
          </table:table-cell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unsat</text:p>
          </table:table-cell>
          <table:table-cell office:value-type="float" office:value="3.169" calcext:value-type="float">
            <text:p>3,169</text:p>
          </table:table-cell>
          <table:table-cell office:value-type="string" calcext:value-type="string">
            <text:p>unsat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3" calcext:value-type="float">
            <text:p>0,133</text:p>
          </table:table-cell>
          <table:table-cell office:value-type="float" office:value="182" calcext:value-type="float">
            <text:p>182</text:p>
          </table:table-cell>
          <table:table-cell office:value-type="float" office:value="7.25" calcext:value-type="float">
            <text:p>7,25</text:p>
          </table:table-cell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07" calcext:value-type="float">
            <text:p>1,507</text:p>
          </table:table-cell>
          <table:table-cell office:value-type="float" office:value="439" calcext:value-type="float">
            <text:p>439</text:p>
          </table:table-cell>
          <table:table-cell office:value-type="float" office:value="109.32" calcext:value-type="float">
            <text:p>109,32</text:p>
          </table:table-cell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 office:value-type="float" office:value="272" calcext:value-type="float">
            <text:p>272</text:p>
          </table:table-cell>
          <table:table-cell office:value-type="float" office:value="20.214" calcext:value-type="float">
            <text:p>20,214</text:p>
          </table:table-cell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96" calcext:value-type="float">
            <text:p>2,296</text:p>
          </table:table-cell>
          <table:table-cell office:value-type="float" office:value="357" calcext:value-type="float">
            <text:p>357</text:p>
          </table:table-cell>
          <table:table-cell office:value-type="float" office:value="169.081" calcext:value-type="float">
            <text:p>169,081</text:p>
          </table:table-cell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8" table:number-rows-spanned="2">
            <text:p>Porównanie 2 i 4 orbity, przy tych samych instancjach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2" office:value-type="string" calcext:value-type="string">
            <text:p>Instancja</text:p>
          </table:table-cell>
          <table:table-cell table:style-name="ce2" office:value-type="string" calcext:value-type="string">
            <text:p>2 orbity</text:p>
          </table:table-cell>
          <table:table-cell table:style-name="ce2" office:value-type="string" calcext:value-type="string">
            <text:p>srednia</text:p>
          </table:table-cell>
          <table:table-cell table:style-name="ce2" office:value-type="string" calcext:value-type="string">
            <text:p>4 orbity</text:p>
          </table:table-cell>
          <table:table-cell table:style-name="ce2" office:value-type="string" calcext:value-type="string">
            <text:p>srednia</text:p>
          </table:table-cell>
          <table:table-cell table:style-name="ce2"/>
          <table:table-cell table:style-name="ce2" office:value-type="string" calcext:value-type="string">
            <text:p>Jakosc 2</text:p>
          </table:table-cell>
          <table:table-cell table:style-name="ce2" office:value-type="string" calcext:value-type="string">
            <text:p>Jakosc 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373+3.39+3.392+3.441+3.742" office:value-type="float" office:value="17.338" calcext:value-type="float">
            <text:p>17,338</text:p>
          </table:table-cell>
          <table:table-cell table:formula="of:=[.B40]/5" office:value-type="float" office:value="3.4676" calcext:value-type="float">
            <text:p>3,4676</text:p>
          </table:table-cell>
          <table:table-cell table:formula="of:=6.661+6.68+7.01+6.402+6.404" office:value-type="float" office:value="33.157" calcext:value-type="float">
            <text:p>33,157</text:p>
          </table:table-cell>
          <table:table-cell table:formula="of:=[.D40]/5" office:value-type="float" office:value="6.6314" calcext:value-type="float">
            <text:p>6,631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082+0.083+0.087+0.083+0.095" office:value-type="float" office:value="0.43" calcext:value-type="float">
            <text:p>0,43</text:p>
          </table:table-cell>
          <table:table-cell table:formula="of:=[.B41]/5" office:value-type="float" office:value="0.086" calcext:value-type="float">
            <text:p>0,086</text:p>
          </table:table-cell>
          <table:table-cell table:formula="of:=9.785+9.999+7.98+7.836+7.767" office:value-type="float" office:value="43.367" calcext:value-type="float">
            <text:p>43,367</text:p>
          </table:table-cell>
          <table:table-cell table:formula="of:=[.D41]/5" office:value-type="float" office:value="8.6734" calcext:value-type="float">
            <text:p>8,673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.227+6.481+5.988+6.422+5.99" office:value-type="float" office:value="31.108" calcext:value-type="float">
            <text:p>31,108</text:p>
          </table:table-cell>
          <table:table-cell table:formula="of:=[.B42]/5" office:value-type="float" office:value="6.2216" calcext:value-type="float">
            <text:p>6,2216</text:p>
          </table:table-cell>
          <table:table-cell table:formula="of:=59.899+61.501+61.69+59.87+65.075" office:value-type="float" office:value="308.035" calcext:value-type="float">
            <text:p>308,035</text:p>
          </table:table-cell>
          <table:table-cell table:formula="of:=[.D42]/5" office:value-type="float" office:value="61.607" calcext:value-type="float">
            <text:p>61,607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.053+2.016+1.997+1.919+1.933" office:value-type="float" office:value="9.918" calcext:value-type="float">
            <text:p>9,918</text:p>
          </table:table-cell>
          <table:table-cell table:formula="of:=[.B43]/5" office:value-type="float" office:value="1.9836" calcext:value-type="float">
            <text:p>1,9836</text:p>
          </table:table-cell>
          <table:table-cell table:formula="of:=16.17+15.953+16.671+15.441+16.126" office:value-type="float" office:value="80.361" calcext:value-type="float">
            <text:p>80,361</text:p>
          </table:table-cell>
          <table:table-cell table:formula="of:=[.D43]/5" office:value-type="float" office:value="16.0722" calcext:value-type="float">
            <text:p>16,072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29+0.31+0.245+0.244+0.231" office:value-type="float" office:value="1.32" calcext:value-type="float">
            <text:p>1,32</text:p>
          </table:table-cell>
          <table:table-cell table:formula="of:=[.B44]/5" office:value-type="float" office:value="0.264" calcext:value-type="float">
            <text:p>0,264</text:p>
          </table:table-cell>
          <table:table-cell table:formula="of:=7.939+8.427+8.066+8.077+8.581" office:value-type="float" office:value="41.09" calcext:value-type="float">
            <text:p>41,09</text:p>
          </table:table-cell>
          <table:table-cell table:formula="of:=[.D44]/5" office:value-type="float" office:value="8.218" calcext:value-type="float">
            <text:p>8,21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062+0.06+0.064+0.074+0.059" office:value-type="float" office:value="0.319" calcext:value-type="float">
            <text:p>0,319</text:p>
          </table:table-cell>
          <table:table-cell table:formula="of:=[.B45]/5" office:value-type="float" office:value="0.0638" calcext:value-type="float">
            <text:p>0,0638</text:p>
          </table:table-cell>
          <table:table-cell table:formula="of:=8.329+8.978+8.208+8.618+8.108" office:value-type="float" office:value="42.241" calcext:value-type="float">
            <text:p>42,241</text:p>
          </table:table-cell>
          <table:table-cell table:formula="of:=[.D45]/5" office:value-type="float" office:value="8.4482" calcext:value-type="float">
            <text:p>8,4482</text:p>
          </table:table-cell>
          <table:table-cell/>
          <table:table-cell office:value-type="string" calcext:value-type="string">
            <text:p>unsat</text:p>
          </table:table-cell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143+0.138+0.157+0.157+0.134" office:value-type="float" office:value="0.729" calcext:value-type="float">
            <text:p>0,729</text:p>
          </table:table-cell>
          <table:table-cell table:formula="of:=[.B46]/5" office:value-type="float" office:value="0.1458" calcext:value-type="float">
            <text:p>0,1458</text:p>
          </table:table-cell>
          <table:table-cell table:formula="of:=2.385+2.306+2.227+2.322+2.449" office:value-type="float" office:value="11.689" calcext:value-type="float">
            <text:p>11,689</text:p>
          </table:table-cell>
          <table:table-cell table:formula="of:=[.D46]/5" office:value-type="float" office:value="2.3378" calcext:value-type="float">
            <text:p>2,337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26" calcext:value-type="float">
            <text:p>326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.589+1.569+1.499+1.504+1.603" office:value-type="float" office:value="7.764" calcext:value-type="float">
            <text:p>7,764</text:p>
          </table:table-cell>
          <table:table-cell table:formula="of:=[.B47]/5" office:value-type="float" office:value="1.5528" calcext:value-type="float">
            <text:p>1,5528</text:p>
          </table:table-cell>
          <table:table-cell table:formula="of:=30.315+31.794+31.633+30.6+31.244" office:value-type="float" office:value="155.586" calcext:value-type="float">
            <text:p>155,586</text:p>
          </table:table-cell>
          <table:table-cell table:formula="of:=[.D47]/5" office:value-type="float" office:value="31.1172" calcext:value-type="float">
            <text:p>31,117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086+0.077+0.075+0.09+0.097" office:value-type="float" office:value="0.425" calcext:value-type="float">
            <text:p>0,425</text:p>
          </table:table-cell>
          <table:table-cell table:formula="of:=[.B48]/5" office:value-type="float" office:value="0.085" calcext:value-type="float">
            <text:p>0,085</text:p>
          </table:table-cell>
          <table:table-cell table:formula="of:=1.564+1.58+1.512+1.759+1.642" office:value-type="float" office:value="8.057" calcext:value-type="float">
            <text:p>8,057</text:p>
          </table:table-cell>
          <table:table-cell table:formula="of:=[.D48]/5" office:value-type="float" office:value="1.6114" calcext:value-type="float">
            <text:p>1,611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315" calcext:value-type="float">
            <text:p>315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.417+2.355+2.395+2.553+2.535" office:value-type="float" office:value="12.255" calcext:value-type="float">
            <text:p>12,255</text:p>
          </table:table-cell>
          <table:table-cell table:formula="of:=[.B49]/5" office:value-type="float" office:value="2.451" calcext:value-type="float">
            <text:p>2,451</text:p>
          </table:table-cell>
          <table:table-cell table:formula="of:=15.334+15.09+14.915+15.037+14.978" office:value-type="float" office:value="75.354" calcext:value-type="float">
            <text:p>75,354</text:p>
          </table:table-cell>
          <table:table-cell table:formula="of:=[.D49]/5" office:value-type="float" office:value="15.0708" calcext:value-type="float">
            <text:p>15,070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2" office:value-type="string" calcext:value-type="string">
            <text:p>Filter quality 4 orbity</text:p>
          </table:table-cell>
          <table:table-cell table:style-name="ce2" table:number-columns-repeated="9"/>
          <table:table-cell table:number-columns-repeated="15"/>
        </table:table-row>
        <table:table-row table:style-name="ro1">
          <table:table-cell table:style-name="ce2" office:value-type="string" calcext:value-type="string">
            <text:p>Instancja</text:p>
          </table:table-cell>
          <table:table-cell table:style-name="ce2" table:number-columns-repeated="9"/>
          <table:table-cell table:number-columns-repeated="15"/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 table:number-columns-spanned="2" table:number-rows-spanned="1">
            <text:p>najlepsze rozw. (optimum)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in 50% jakości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Min 60% jakości</text:p>
          </table:table-cell>
          <table:covered-table-cell table:style-name="ce2"/>
          <table:table-cell table:style-name="ce2" office:value-type="string" calcext:value-type="string">
            <text:p>Min 70% jakości</text:p>
          </table:table-cell>
          <table:table-cell table:style-name="ce2"/>
          <table:table-cell table:style-name="ce5" office:value-type="string" calcext:value-type="string" table:number-columns-spanned="1" table:number-rows-spanned="2">
            <text:p>Maksymalna jakość (suma priorytetów)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string" calcext:value-type="string">
            <text:p>czas, t</text:p>
          </table:table-cell>
          <table:table-cell table:style-name="ce2" office:value-type="string" calcext:value-type="string">
            <text:p>jakość</text:p>
          </table:table-cell>
          <table:table-cell table:style-name="ce2" office:value-type="string" calcext:value-type="string">
            <text:p>czas, t</text:p>
          </table:table-cell>
          <table:table-cell table:style-name="ce2" office:value-type="string" calcext:value-type="string">
            <text:p>jakość</text:p>
          </table:table-cell>
          <table:table-cell table:style-name="ce2" office:value-type="string" calcext:value-type="string">
            <text:p>czas, t</text:p>
          </table:table-cell>
          <table:table-cell table:style-name="ce2" office:value-type="string" calcext:value-type="string">
            <text:p>jakość</text:p>
          </table:table-cell>
          <table:table-cell table:style-name="ce2" office:value-type="string" calcext:value-type="string">
            <text:p>czas, t</text:p>
          </table:table-cell>
          <table:table-cell table:style-name="ce2" office:value-type="string" calcext:value-type="string">
            <text:p>jakość</text:p>
          </table:table-cell>
          <table:covered-table-cell table:style-name="ce2"/>
          <table:table-cell table:number-columns-repeated="15"/>
        </table:table-row>
        <table:table-row table:style-name="ro1">
          <table:covered-table-cell/>
          <table:table-cell office:value-type="float" office:value="75.226" calcext:value-type="float">
            <text:p>75,226</text:p>
          </table:table-cell>
          <table:table-cell office:value-type="float" office:value="778" calcext:value-type="float">
            <text:p>778</text:p>
          </table:table-cell>
          <table:table-cell office:value-type="float" office:value="0.439" calcext:value-type="float">
            <text:p>0,439</text:p>
          </table:table-cell>
          <table:table-cell office:value-type="float" office:value="551" calcext:value-type="float">
            <text:p>551</text:p>
          </table:table-cell>
          <table:table-cell office:value-type="float" office:value="0.442" calcext:value-type="float">
            <text:p>0,442</text:p>
          </table:table-cell>
          <table:table-cell office:value-type="float" office:value="601" calcext:value-type="float">
            <text:p>601</text:p>
          </table:table-cell>
          <table:table-cell office:value-type="float" office:value="0.492" calcext:value-type="float">
            <text:p>0,492</text:p>
          </table:table-cell>
          <table:table-cell office:value-type="float" office:value="728" calcext:value-type="float">
            <text:p>728</text:p>
          </table:table-cell>
          <table:table-cell table:style-name="ce6" office:value-type="float" office:value="998" calcext:value-type="float">
            <text:p>99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 style:data-style-name="N2" text:time-value="11:35:01.6274089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14:03.438382101</meta:creation-date>
    <dc:date>2021-02-24T12:30:50.843328376</dc:date>
    <meta:editing-duration>PT2H48M</meta:editing-duration>
    <meta:editing-cycles>7</meta:editing-cycles>
    <meta:generator>LibreOffice/6.0.7.3$Linux_X86_64 LibreOffice_project/00m0$Build-3</meta:generator>
    <meta:document-statistic meta:table-count="1" meta:cell-count="261" meta:object-count="0"/>
  </office:meta>
</office:document-meta>
</file>